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25in" fo:margin-left="0.2688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3701in"/>
    </style:style>
    <style:style style:name="Table1.D" style:family="table-column">
      <style:table-column-properties style:column-width="2in"/>
    </style:style>
    <style:style style:name="Table1.A1" style:family="table-cell">
      <style:table-cell-properties style:vertical-align="middle" fo:padding="0.0201in" fo:border-left="0.75pt solid #000000" fo:border-right="none" fo:border-top="0.75pt solid #000000" fo:border-bottom="0.75pt solid #000000"/>
    </style:style>
    <style:style style:name="Table1.D1" style:family="table-cell">
      <style:table-cell-properties style:vertical-align="middle" fo:padding="0.0201in" fo:border="0.75pt solid #000000"/>
    </style:style>
    <style:style style:name="Table1.A2" style:family="table-cell">
      <style:table-cell-properties style:vertical-align="middle" fo:padding="0.0201in" fo:border-left="0.75pt solid #000000" fo:border-right="none" fo:border-top="none" fo:border-bottom="0.75pt solid #000000"/>
    </style:style>
    <style:style style:name="Table1.D2" style:family="table-cell">
      <style:table-cell-properties style:vertical-align="middle" fo:padding="0.0201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0894c" officeooo:paragraph-rsid="0010894c" style:font-weight-asian="bold" style:font-weight-complex="bold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fo:font-weight="bold" officeooo:rsid="000b63ec" officeooo:paragraph-rsid="000b63ec" style:font-weight-asian="bold" style:font-weight-complex="bold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weight="bold" officeooo:rsid="000d2abd" officeooo:paragraph-rsid="000d2abd" style:font-weight-asian="bold" style:font-weight-complex="bold"/>
    </style:style>
    <style:style style:name="P4" style:family="paragraph" style:parent-style-name="Table_20_Contents">
      <style:paragraph-properties fo:margin-left="0in" fo:margin-right="0in" fo:text-indent="0in" style:auto-text-indent="false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officeooo:paragraph-rsid="000d2abd"/>
    </style:style>
    <style:style style:name="P6" style:family="paragraph" style:parent-style-name="Standard">
      <style:text-properties fo:font-weight="bold" officeooo:rsid="0021d250" officeooo:paragraph-rsid="00093f7e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2618ca" officeooo:paragraph-rsid="00093f7e" style:font-weight-asian="bold" style:font-weight-complex="bold"/>
    </style:style>
    <style:style style:name="P8" style:family="paragraph" style:parent-style-name="Standard">
      <style:text-properties style:font-name="JetBrains Mono" fo:font-weight="normal" officeooo:rsid="0021d250" officeooo:paragraph-rsid="00093f7e" style:font-weight-asian="normal" style:font-weight-complex="normal"/>
    </style:style>
    <style:style style:name="P9" style:family="paragraph" style:parent-style-name="Standard">
      <style:text-properties style:font-name="JetBrains Mono" fo:font-weight="normal" officeooo:rsid="002618ca" officeooo:paragraph-rsid="00093f7e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2618ca" officeooo:paragraph-rsid="00093f7e" style:font-weight-asian="normal" style:font-weight-complex="normal"/>
    </style:style>
    <style:style style:name="T1" style:family="text">
      <style:text-properties officeooo:rsid="000d2abd"/>
    </style:style>
    <style:style style:name="T2" style:family="text">
      <style:text-properties officeooo:rsid="000b63ec"/>
    </style:style>
    <style:style style:name="T3" style:family="text">
      <style:text-properties officeooo:rsid="00245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Table 8.1: Routing Table for VLAN Configuration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PC</text:p>
          </table:table-cell>
          <table:table-cell table:style-name="Table1.A1" office:value-type="string">
            <text:p text:style-name="P2">VLAN</text:p>
          </table:table-cell>
          <table:table-cell table:style-name="Table1.A1" office:value-type="string">
            <text:p text:style-name="P2">IP Address </text:p>
          </table:table-cell>
          <table:table-cell table:style-name="Table1.D1" office:value-type="string">
            <text:p text:style-name="P3">Subnet Mask</text:p>
          </table:table-cell>
        </table:table-row>
        <table:table-row>
          <table:table-cell table:style-name="Table1.A2" office:value-type="string">
            <text:p text:style-name="P4">PC0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92.168.0.2</text:p>
          </table:table-cell>
          <table:table-cell table:style-name="Table1.D2" office:value-type="string">
            <text:p text:style-name="P4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1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92.168.0.3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4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92.168.0.4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5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92.168.0.5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8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192.168.0.66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<text:span text:style-name="T2">3</text:span>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192.168.0.67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6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192.168.0.68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7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192.168.0.69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</table:table>
      <text:p text:style-name="Standard"/>
      <text:p text:style-name="Standard"/>
      <text:p text:style-name="Standard"/>
      <text:p text:style-name="P6">Commands:</text:p>
      <text:p text:style-name="P6"/>
      <text:p text:style-name="P7">Left Switch:</text:p>
      <text:p text:style-name="P8"/>
      <text:p text:style-name="P8">Switch&gt; enable<text:line-break/>Switch# configure terminal</text:p>
      <text:p text:style-name="P8"/>
      <text:p text:style-name="P8">Switch(config)# vlan 10<text:line-break/>Switch(config-vlan)# name CSE<text:line-break/>Switch(config-vlan)# exit<text:line-break/><text:line-break/>Switch(config)# vlan 20<text:line-break/>Switch(config-vlan)# name EEE<text:line-break/>Switch(config-vlan)# exit</text:p>
      <text:p text:style-name="P8"/>
      <text:p text:style-name="P8"><text:line-break/>Switch(config)# interface range fastethernet 0/1 - <text:span text:style-name="T3">10</text:span><text:line-break/>Switch(config-if-range)# switchport mode access<text:line-break/>Switch(config-if-range)# switchport access vlan 10<text:line-break/>Switch(config-if-range)# exit<text:line-break/><text:line-break/><text:line-break/>Switch(config)# interface range fastethernet 0/11 - <text:span text:style-name="T3">20</text:span><text:line-break/>Switch(config-if-range)# switchport mode access<text:line-break/>Switch(config-if-range)# switchport access vlan 20<text:line-break/>Switch(config-if-range)# exit</text:p>
      <text:p text:style-name="P8"/>
      <text:p text:style-name="P8"><text:soft-page-break/>Switch(config)# interface fastethernet 0/24<text:line-break/>Switch(config-if)# switchport mode trunk<text:line-break/>Switch(config-if)# exit</text:p>
      <text:p text:style-name="P8"/>
      <text:p text:style-name="P7">Right Switch:</text:p>
      <text:p text:style-name="P7"/>
      <text:p text:style-name="P9">Switch&gt; enable<text:line-break/>Switch# configure terminal</text:p>
      <text:p text:style-name="P9"/>
      <text:p text:style-name="P9">Switch(config)# vlan 10<text:line-break/>Switch(config-vlan)# name CSE<text:line-break/>Switch(config-vlan)# exit<text:line-break/><text:line-break/>Switch(config)# vlan 20<text:line-break/>Switch(config-vlan)# name EEE<text:line-break/>Switch(config-vlan)# exit</text:p>
      <text:p text:style-name="P9"><text:line-break/>Switch(config)# interface range fastethernet 0/1 - 10<text:line-break/>Switch(config-if-range)# switchport mode access<text:line-break/>Switch(config-if-range)# switchport access vlan 10<text:line-break/>Switch(config-if-range)# exit<text:line-break/><text:line-break/><text:line-break/>Switch(config)# interface range fastethernet 0/11 - 20<text:line-break/>Switch(config-if-range)# switchport mode access<text:line-break/>Switch(config-if-range)# switchport access vlan 20<text:line-break/>Switch(config-if-range)# exit</text:p>
      <text:p text:style-name="P9"/>
      <text:p text:style-name="P9">Switch(config)# interface fastethernet 0/24<text:line-break/>Switch(config-if)# switchport mode trunk<text:line-break/>Switch(config-if)# exit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04:24:52.165597700</meta:creation-date>
    <dc:date>2025-10-28T08:06:24.332898100</dc:date>
    <meta:editing-duration>PT10M23S</meta:editing-duration>
    <meta:editing-cycles>8</meta:editing-cycles>
    <meta:generator>LibreOffice/25.2.6.2$Windows_X86_64 LibreOffice_project/729c5bfe710f5eb71ed3bbde9e06a6065e9c6c5d</meta:generator>
    <meta:print-date>2025-10-28T08:06:21.200586300</meta:print-date>
    <meta:printed-by>PDF files</meta:printed-by>
    <meta:document-statistic meta:table-count="1" meta:image-count="0" meta:object-count="0" meta:page-count="2" meta:paragraph-count="48" meta:word-count="184" meta:character-count="1701" meta:non-whitespace-character-count="1556"/>
  </office:meta>
</office:document-meta>
</file>